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5.10645833333333cm"/>
    </style:style>
    <style:style style:name="co10" style:family="table-column">
      <style:table-column-properties fo:break-before="auto" style:column-width="6.35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4.07458333333333cm"/>
    </style:style>
    <style:style style:name="co16" style:family="table-column">
      <style:table-column-properties fo:break-before="auto" style:column-width="4.15395833333333cm"/>
    </style:style>
    <style:style style:name="co17" style:family="table-column">
      <style:table-column-properties fo:break-before="auto" style:column-width="3.83645833333333cm"/>
    </style:style>
    <style:style style:name="co18" style:family="table-column">
      <style:table-column-properties fo:break-before="auto" style:column-width="4.02166666666667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6.00604166666667cm"/>
    </style:style>
    <style:style style:name="co21" style:family="table-column">
      <style:table-column-properties fo:break-before="auto" style:column-width="4.92125cm"/>
    </style:style>
    <style:style style:name="co22" style:family="table-column">
      <style:table-column-properties fo:break-before="auto" style:column-width="3.38666666666667cm"/>
    </style:style>
    <style:style style:name="co23" style:family="table-column">
      <style:table-column-properties fo:break-before="auto" style:column-width="4.31270833333333cm"/>
    </style:style>
    <style:style style:name="co24" style:family="table-column">
      <style:table-column-properties fo:break-before="auto" style:column-width="5.74145833333333cm"/>
    </style:style>
    <style:style style:name="co25" style:family="table-column">
      <style:table-column-properties fo:break-before="auto" style:column-width="3.30729166666667cm"/>
    </style:style>
    <style:style style:name="co26" style:family="table-column">
      <style:table-column-properties fo:break-before="auto" style:column-width="4.206875cm" style:use-optimal-column-width="true"/>
    </style:style>
    <style:style style:name="co2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6" table:default-cell-style-name="ce1"/>
        <table:table-row table:style-name="ro1">
          <table:table-cell office:value-type="string" table:style-name="ce1">
            <text:p>Sample ID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Stiffness Mineralized N/mm</text:p>
          </table:table-cell>
          <table:table-cell office:value-type="string" table:style-name="ce1">
            <text:p>Apparent Modulus Mineralized MPa</text:p>
          </table:table-cell>
          <table:table-cell office:value-type="string" table:style-name="ce1">
            <text:p>Ultimate Force N</text:p>
          </table:table-cell>
          <table:table-cell office:value-type="string" table:style-name="ce1">
            <text:p>Ultimate Stress MPa</text:p>
          </table:table-cell>
          <table:table-cell office:value-type="string" table:style-name="ce1">
            <text:p>Ultimate Strain -</text:p>
          </table:table-cell>
          <table:table-cell office:value-type="string" table:style-name="ce1">
            <text:p>Stiffness Demineralized N/mm</text:p>
          </table:table-cell>
          <table:table-cell office:value-type="string" table:style-name="ce1">
            <text:p>Apparent Modulus Demineralized MPa</text:p>
          </table:table-cell>
          <table:table-cell office:value-type="string" table:style-name="ce1">
            <text:p>Density g/cm³</text:p>
          </table:table-cell>
          <table:table-cell office:value-type="string" table:style-name="ce1">
            <text:p>Organic Weight g</text:p>
          </table:table-cell>
          <table:table-cell office:value-type="string" table:style-name="ce1">
            <text:p>Mineral Weight g</text:p>
          </table:table-cell>
          <table:table-cell office:value-type="string" table:style-name="ce1">
            <text:p>Water Weight g</text:p>
          </table:table-cell>
          <table:table-cell office:value-type="string" table:style-name="ce1">
            <text:p>Mineral weight fraction -</text:p>
          </table:table-cell>
          <table:table-cell office:value-type="string" table:style-name="ce1">
            <text:p>Organic weight fraction -</text:p>
          </table:table-cell>
          <table:table-cell office:value-type="string" table:style-name="ce1">
            <text:p>Water weight fraction -</text:p>
          </table:table-cell>
          <table:table-cell office:value-type="string" table:style-name="ce1">
            <text:p>Bone Volume Fraction -</text:p>
          </table:table-cell>
          <table:table-cell office:value-type="string" table:style-name="ce1">
            <text:p>Bone Mineral Density mg HA / cm³</text:p>
          </table:table-cell>
          <table:table-cell office:value-type="string" table:style-name="ce1">
            <text:p>Tissue Mineral Density mg HA / cm³</text:p>
          </table:table-cell>
          <table:table-cell office:value-type="string" table:style-name="ce1">
            <text:p>Bone Mineral Content mg HA</text:p>
          </table:table-cell>
          <table:table-cell office:value-type="string" table:style-name="ce1">
            <text:p>Minimum Area mm²</text:p>
          </table:table-cell>
          <table:table-cell office:value-type="string" table:style-name="ce1">
            <text:p>Mean Apparent Area mm²</text:p>
          </table:table-cell>
          <table:table-cell office:value-type="string" table:style-name="ce1">
            <text:p>Minimum Equivalent Diameter mm</text:p>
          </table:table-cell>
          <table:table-cell office:value-type="string" table:style-name="ce1">
            <text:p>Mean Apparent Diameter mm</text:p>
          </table:table-cell>
          <table:table-cell office:value-type="string" table:style-name="ce1">
            <text:p>Mean Area Fraction -</text:p>
          </table:table-cell>
          <table:table-cell office:value-type="string" table:style-name="ce1">
            <text:p>Min Area Fraction -</text:p>
          </table:table-cell>
          <table:table-cell office:value-type="string" table:style-name="ce1">
            <text:p>Mineral to Matrix Ratio 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5L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</text:p>
          </table:table-cell>
          <table:table-cell office:value-type="float" office:value="7195" table:style-name="ce1">
            <text:p>7195</text:p>
          </table:table-cell>
          <table:table-cell office:value-type="float" office:value="13873" table:style-name="ce1">
            <text:p>13873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0.47" table:style-name="ce1">
            <text:p>10.47</text:p>
          </table:table-cell>
          <table:table-cell office:value-type="float" office:value="7.9100000000000004E-2" table:style-name="ce1">
            <text:p>0.0791</text:p>
          </table:table-cell>
          <table:table-cell office:value-type="float" office:value="88.3" table:style-name="ce1">
            <text:p>88.3</text:p>
          </table:table-cell>
          <table:table-cell office:value-type="float" office:value="170.4" table:style-name="ce1">
            <text:p>170.4</text:p>
          </table:table-cell>
          <table:table-cell office:value-type="float" office:value="1.913" table:style-name="ce1">
            <text:p>1.913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978.11500000000001" table:style-name="ce1">
            <text:p>978.115</text:p>
          </table:table-cell>
          <table:table-cell office:value-type="float" office:value="1096.2070000000001" table:style-name="ce1">
            <text:p>1096.207</text:p>
          </table:table-cell>
          <table:table-cell office:value-type="float" office:value="1134.73" table:style-name="ce1">
            <text:p>1134.73</text:p>
          </table:table-cell>
          <table:table-cell office:value-type="float" office:value="2.7410000000000001" table:style-name="ce1">
            <text:p>2.741</text:p>
          </table:table-cell>
          <table:table-cell office:value-type="float" office:value="3.3690000000000002" table:style-name="ce1">
            <text:p>3.369</text:p>
          </table:table-cell>
          <table:table-cell office:value-type="float" office:value="1.8680000000000001" table:style-name="ce1">
            <text:p>1.868</text:p>
          </table:table-cell>
          <table:table-cell office:value-type="float" office:value="2.0710000000000002" table:style-name="ce1">
            <text:p>2.071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0.81299999999999994" table:style-name="ce1">
            <text:p>0.813</text:p>
          </table:table-cell>
          <table:table-cell office:value-type="float" office:value="0.65277964325406002" table:style-name="ce1">
            <text:p>0.65277964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5R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</text:p>
          </table:table-cell>
          <table:table-cell office:value-type="float" office:value="6690" table:style-name="ce1">
            <text:p>6690</text:p>
          </table:table-cell>
          <table:table-cell office:value-type="float" office:value="13289" table:style-name="ce1">
            <text:p>13289</text:p>
          </table:table-cell>
          <table:table-cell office:value-type="float" office:value="29.3" table:style-name="ce1">
            <text:p>29.3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70.8" table:style-name="ce1">
            <text:p>70.8</text:p>
          </table:table-cell>
          <table:table-cell office:value-type="float" office:value="140.5" table:style-name="ce1">
            <text:p>140.5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0.192" table:style-name="ce1">
            <text:p>0.192</text:p>
          </table:table-cell>
          <table:table-cell office:value-type="float" office:value="0.318" table:style-name="ce1">
            <text:p>0.31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90800000000000003" table:style-name="ce1">
            <text:p>0.908</text:p>
          </table:table-cell>
          <table:table-cell office:value-type="float" office:value="1034.0029999999999" table:style-name="ce1">
            <text:p>1034.003</text:p>
          </table:table-cell>
          <table:table-cell office:value-type="float" office:value="1124.8389999999999" table:style-name="ce1">
            <text:p>1124.839</text:p>
          </table:table-cell>
          <table:table-cell office:value-type="float" office:value="1203.836" table:style-name="ce1">
            <text:p>1203.836</text:p>
          </table:table-cell>
          <table:table-cell office:value-type="float" office:value="2.8140000000000001" table:style-name="ce1">
            <text:p>2.814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93" table:style-name="ce1">
            <text:p>1.893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0800000000000003" table:style-name="ce1">
            <text:p>0.908</text:p>
          </table:table-cell>
          <table:table-cell office:value-type="float" office:value="0.85899999999999999" table:style-name="ce1">
            <text:p>0.859</text:p>
          </table:table-cell>
          <table:table-cell office:value-type="float" office:value="0.69042679093064996" table:style-name="ce1">
            <text:p>0.69042679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6L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float" office:value="9429" table:style-name="ce1">
            <text:p>9429</text:p>
          </table:table-cell>
          <table:table-cell office:value-type="float" office:value="19297" table:style-name="ce1">
            <text:p>19297</text:p>
          </table:table-cell>
          <table:table-cell office:value-type="float" office:value="70.72" table:style-name="ce1">
            <text:p>70.72</text:p>
          </table:table-cell>
          <table:table-cell office:value-type="float" office:value="22.23" table:style-name="ce1">
            <text:p>22.23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122.9" table:style-name="ce1">
            <text:p>122.9</text:p>
          </table:table-cell>
          <table:table-cell office:value-type="float" office:value="251.2" table:style-name="ce1">
            <text:p>251.2</text:p>
          </table:table-cell>
          <table:table-cell office:value-type="float" office:value="1.98" table:style-name="ce1">
            <text:p>1.98</text:p>
          </table:table-cell>
          <table:table-cell office:value-type="float" office:value="0.214" table:style-name="ce1">
            <text:p>0.214</text:p>
          </table:table-cell>
          <table:table-cell office:value-type="float" office:value="0.36399999999999999" table:style-name="ce1">
            <text:p>0.36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35" table:style-name="ce1">
            <text:p>0.35</text:p>
          </table:table-cell>
          <table:table-cell office:value-type="float" office:value="5.5E-2" table:style-name="ce1">
            <text:p>0.05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1046.653" table:style-name="ce1">
            <text:p>1046.653</text:p>
          </table:table-cell>
          <table:table-cell office:value-type="float" office:value="1097.1759999999999" table:style-name="ce1">
            <text:p>1097.176</text:p>
          </table:table-cell>
          <table:table-cell office:value-type="float" office:value="1223.636" table:style-name="ce1">
            <text:p>1223.636</text:p>
          </table:table-cell>
          <table:table-cell office:value-type="float" office:value="2.976" table:style-name="ce1">
            <text:p>2.976</text:p>
          </table:table-cell>
          <table:table-cell office:value-type="float" office:value="3.181" table:style-name="ce1">
            <text:p>3.181</text:p>
          </table:table-cell>
          <table:table-cell office:value-type="float" office:value="1.9470000000000001" table:style-name="ce1">
            <text:p>1.947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72385441109831095" table:style-name="ce1">
            <text:p>0.72385441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7L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</text:p>
          </table:table-cell>
          <table:table-cell office:value-type="float" office:value="6889" table:style-name="ce1">
            <text:p>6889</text:p>
          </table:table-cell>
          <table:table-cell office:value-type="float" office:value="14007" table:style-name="ce1">
            <text:p>14007</text:p>
          </table:table-cell>
          <table:table-cell office:value-type="float" office:value="34.14" table:style-name="ce1">
            <text:p>34.14</text:p>
          </table:table-cell>
          <table:table-cell office:value-type="float" office:value="10.73" table:style-name="ce1">
            <text:p>10.73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162.6" table:style-name="ce1">
            <text:p>162.6</text:p>
          </table:table-cell>
          <table:table-cell office:value-type="float" office:value="1.94" table:style-name="ce1">
            <text:p>1.9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6.2E-2" table:style-name="ce1">
            <text:p>0.062</text:p>
          </table:table-cell>
          <table:table-cell office:value-type="float" office:value="0.92600000000000005" table:style-name="ce1">
            <text:p>0.926</text:p>
          </table:table-cell>
          <table:table-cell office:value-type="float" office:value="1025.0360000000001" table:style-name="ce1">
            <text:p>1025.036</text:p>
          </table:table-cell>
          <table:table-cell office:value-type="float" office:value="1097.364" table:style-name="ce1">
            <text:p>1097.364</text:p>
          </table:table-cell>
          <table:table-cell office:value-type="float" office:value="1152.134" table:style-name="ce1">
            <text:p>1152.134</text:p>
          </table:table-cell>
          <table:table-cell office:value-type="float" office:value="2.8530000000000002" table:style-name="ce1">
            <text:p>2.853</text:p>
          </table:table-cell>
          <table:table-cell office:value-type="float" office:value="3.181" table:style-name="ce1">
            <text:p>3.181</text:p>
          </table:table-cell>
          <table:table-cell office:value-type="float" office:value="1.9059999999999999" table:style-name="ce1">
            <text:p>1.906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2600000000000005" table:style-name="ce1">
            <text:p>0.926</text:p>
          </table:table-cell>
          <table:table-cell office:value-type="float" office:value="0.89700000000000002" table:style-name="ce1">
            <text:p>0.897</text:p>
          </table:table-cell>
          <table:table-cell office:value-type="float" office:value="0.66435343874473796" table:style-name="ce1">
            <text:p>0.66435343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8L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</text:p>
          </table:table-cell>
          <table:table-cell office:value-type="float" office:value="7470" table:style-name="ce1">
            <text:p>7470</text:p>
          </table:table-cell>
          <table:table-cell office:value-type="float" office:value="14965" table:style-name="ce1">
            <text:p>14965</text:p>
          </table:table-cell>
          <table:table-cell office:value-type="float" office:value="29.39" table:style-name="ce1">
            <text:p>29.39</text:p>
          </table:table-cell>
          <table:table-cell office:value-type="float" office:value="9.1" table:style-name="ce1">
            <text:p>9.1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81.5" table:style-name="ce1">
            <text:p>81.5</text:p>
          </table:table-cell>
          <table:table-cell office:value-type="float" office:value="164" table:style-name="ce1">
            <text:p>164</text:p>
          </table:table-cell>
          <table:table-cell office:value-type="float" office:value="1.9770000000000001" table:style-name="ce1">
            <text:p>1.977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6599999999999999" table:style-name="ce1">
            <text:p>0.366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1084.5640000000001" table:style-name="ce1">
            <text:p>1084.564</text:p>
          </table:table-cell>
          <table:table-cell office:value-type="float" office:value="1112.2070000000001" table:style-name="ce1">
            <text:p>1112.207</text:p>
          </table:table-cell>
          <table:table-cell office:value-type="float" office:value="1322.8030000000001" table:style-name="ce1">
            <text:p>1322.803</text:p>
          </table:table-cell>
          <table:table-cell office:value-type="float" office:value="3.0870000000000002" table:style-name="ce1">
            <text:p>3.087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830000000000001" table:style-name="ce1">
            <text:p>1.983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5699999999999996" table:style-name="ce1">
            <text:p>0.957</text:p>
          </table:table-cell>
          <table:table-cell office:value-type="float" office:value="0.64428739256328604" table:style-name="ce1">
            <text:p>0.64428739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8R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</text:p>
          </table:table-cell>
          <table:table-cell office:value-type="float" office:value="7192" table:style-name="ce1">
            <text:p>7192</text:p>
          </table:table-cell>
          <table:table-cell office:value-type="float" office:value="14230" table:style-name="ce1">
            <text:p>14230</text:p>
          </table:table-cell>
          <table:table-cell office:value-type="float" office:value="18.66" table:style-name="ce1">
            <text:p>18.66</text:p>
          </table:table-cell>
          <table:table-cell office:value-type="float" office:value="5.7" table:style-name="ce1">
            <text:p>5.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151.6" table:style-name="ce1">
            <text:p>151.6</text:p>
          </table:table-cell>
          <table:table-cell office:value-type="float" office:value="1.986" table:style-name="ce1">
            <text:p>1.986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1079.944" table:style-name="ce1">
            <text:p>1079.944</text:p>
          </table:table-cell>
          <table:table-cell office:value-type="float" office:value="1110.04" table:style-name="ce1">
            <text:p>1110.04</text:p>
          </table:table-cell>
          <table:table-cell office:value-type="float" office:value="1358.963" table:style-name="ce1">
            <text:p>1358.963</text:p>
          </table:table-cell>
          <table:table-cell office:value-type="float" office:value="3.0990000000000002" table:style-name="ce1">
            <text:p>3.099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86" table:style-name="ce1">
            <text:p>1.986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4599999999999995" table:style-name="ce1">
            <text:p>0.946</text:p>
          </table:table-cell>
          <table:table-cell office:value-type="float" office:value="0.62841895382386304" table:style-name="ce1">
            <text:p>0.62841895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9L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M</text:p>
          </table:table-cell>
          <table:table-cell office:value-type="float" office:value="8654" table:style-name="ce1">
            <text:p>8654</text:p>
          </table:table-cell>
          <table:table-cell office:value-type="float" office:value="16941" table:style-name="ce1">
            <text:p>16941</text:p>
          </table:table-cell>
          <table:table-cell office:value-type="float" office:value="29.14" table:style-name="ce1">
            <text:p>29.14</text:p>
          </table:table-cell>
          <table:table-cell office:value-type="float" office:value="8.77" table:style-name="ce1">
            <text:p>8.77</text:p>
          </table:table-cell>
          <table:table-cell office:value-type="float" office:value="7.7700000000000005E-2" table:style-name="ce1">
            <text:p>0.0777</text:p>
          </table:table-cell>
          <table:table-cell office:value-type="float" office:value="68.3" table:style-name="ce1">
            <text:p>68.3</text:p>
          </table:table-cell>
          <table:table-cell office:value-type="float" office:value="133.69999999999999" table:style-name="ce1">
            <text:p>133.7</text:p>
          </table:table-cell>
          <table:table-cell office:value-type="float" office:value="2.0049999999999999" table:style-name="ce1">
            <text:p>2.00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95899999999999996" table:style-name="ce1">
            <text:p>0.959</text:p>
          </table:table-cell>
          <table:table-cell office:value-type="float" office:value="1097.9580000000001" table:style-name="ce1">
            <text:p>1097.958</text:p>
          </table:table-cell>
          <table:table-cell office:value-type="float" office:value="1133.2170000000001" table:style-name="ce1">
            <text:p>1133.217</text:p>
          </table:table-cell>
          <table:table-cell office:value-type="float" office:value="1392.201" table:style-name="ce1">
            <text:p>1392.201</text:p>
          </table:table-cell>
          <table:table-cell office:value-type="float" office:value="3.11" table:style-name="ce1">
            <text:p>3.11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9" table:style-name="ce1">
            <text:p>1.99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5899999999999996" table:style-name="ce1">
            <text:p>0.959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663601700717526" table:style-name="ce1">
            <text:p>0.66360170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89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M</text:p>
          </table:table-cell>
          <table:table-cell office:value-type="float" office:value="7604" table:style-name="ce1">
            <text:p>7604</text:p>
          </table:table-cell>
          <table:table-cell office:value-type="float" office:value="15416" table:style-name="ce1">
            <text:p>15416</text:p>
          </table:table-cell>
          <table:table-cell office:value-type="float" office:value="30.64" table:style-name="ce1">
            <text:p>30.64</text:p>
          </table:table-cell>
          <table:table-cell office:value-type="float" office:value="9.49" table:style-name="ce1">
            <text:p>9.49</text:p>
          </table:table-cell>
          <table:table-cell office:value-type="float" office:value="7.8700000000000006E-2" table:style-name="ce1">
            <text:p>0.0787</text:p>
          </table:table-cell>
          <table:table-cell office:value-type="float" office:value="74.2" table:style-name="ce1">
            <text:p>74.2</text:p>
          </table:table-cell>
          <table:table-cell office:value-type="float" office:value="149.4" table:style-name="ce1">
            <text:p>149.4</text:p>
          </table:table-cell>
          <table:table-cell office:value-type="float" office:value="2.0009999999999999" table:style-name="ce1">
            <text:p>2.001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35" table:style-name="ce1">
            <text:p>0.35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6" table:style-name="ce1">
            <text:p>0.6</text:p>
          </table:table-cell>
          <table:table-cell office:value-type="float" office:value="0.35" table:style-name="ce1">
            <text:p>0.35</text:p>
          </table:table-cell>
          <table:table-cell office:value-type="float" office:value="0.05" table:style-name="ce1">
            <text:p>0.05</text:p>
          </table:table-cell>
          <table:table-cell office:value-type="float" office:value="0.97" table:style-name="ce1">
            <text:p>0.97</text:p>
          </table:table-cell>
          <table:table-cell office:value-type="float" office:value="1107.9939999999999" table:style-name="ce1">
            <text:p>1107.994</text:p>
          </table:table-cell>
          <table:table-cell office:value-type="float" office:value="1139.29" table:style-name="ce1">
            <text:p>1139.29</text:p>
          </table:table-cell>
          <table:table-cell office:value-type="float" office:value="1351.674" table:style-name="ce1">
            <text:p>1351.674</text:p>
          </table:table-cell>
          <table:table-cell office:value-type="float" office:value="3.09" table:style-name="ce1">
            <text:p>3.09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84" table:style-name="ce1">
            <text:p>1.984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7" table:style-name="ce1">
            <text:p>0.97</text:p>
          </table:table-cell>
          <table:table-cell office:value-type="float" office:value="0.95699999999999996" table:style-name="ce1">
            <text:p>0.957</text:p>
          </table:table-cell>
          <table:table-cell office:value-type="float" office:value="0.67759417438427205" table:style-name="ce1">
            <text:p>0.67759417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0R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746" table:style-name="ce1">
            <text:p>1.746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0.111" table:style-name="ce1">
            <text:p>0.111</text:p>
          </table:table-cell>
          <table:table-cell table:number-columns-repeated="10" table:style-name="ce1"/>
          <table:table-cell office:value-type="float" office:value="0.62769085278766601" table:style-name="ce1">
            <text:p>0.62769085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2L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float" office:value="8338" table:style-name="ce1">
            <text:p>8338</text:p>
          </table:table-cell>
          <table:table-cell office:value-type="float" office:value="16803" table:style-name="ce1">
            <text:p>16803</text:p>
          </table:table-cell>
          <table:table-cell office:value-type="float" office:value="57.52" table:style-name="ce1">
            <text:p>57.52</text:p>
          </table:table-cell>
          <table:table-cell office:value-type="float" office:value="17.82" table:style-name="ce1">
            <text:p>17.82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128.9" table:style-name="ce1">
            <text:p>128.9</text:p>
          </table:table-cell>
          <table:table-cell office:value-type="float" office:value="259.7" table:style-name="ce1">
            <text:p>259.7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0.2" table:style-name="ce1">
            <text:p>0.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1050.827" table:style-name="ce1">
            <text:p>1050.827</text:p>
          </table:table-cell>
          <table:table-cell office:value-type="float" office:value="1112.364" table:style-name="ce1">
            <text:p>1112.364</text:p>
          </table:table-cell>
          <table:table-cell office:value-type="float" office:value="1224.6849999999999" table:style-name="ce1">
            <text:p>1224.685</text:p>
          </table:table-cell>
          <table:table-cell office:value-type="float" office:value="2.91" table:style-name="ce1">
            <text:p>2.91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25" table:style-name="ce1">
            <text:p>1.925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0200000000000002" table:style-name="ce1">
            <text:p>0.902</text:p>
          </table:table-cell>
          <table:table-cell office:value-type="float" office:value="0.72414446876303895" table:style-name="ce1">
            <text:p>0.72414446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2R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float" office:value="8454" table:style-name="ce1">
            <text:p>8454</text:p>
          </table:table-cell>
          <table:table-cell office:value-type="float" office:value="17268" table:style-name="ce1">
            <text:p>17268</text:p>
          </table:table-cell>
          <table:table-cell office:value-type="float" office:value="47.16" table:style-name="ce1">
            <text:p>47.16</text:p>
          </table:table-cell>
          <table:table-cell office:value-type="float" office:value="14.83" table:style-name="ce1">
            <text:p>14.83</text:p>
          </table:table-cell>
          <table:table-cell office:value-type="float" office:value="8.1699999999999995E-2" table:style-name="ce1">
            <text:p>0.0817</text:p>
          </table:table-cell>
          <table:table-cell office:value-type="float" office:value="100.3" table:style-name="ce1">
            <text:p>100.3</text:p>
          </table:table-cell>
          <table:table-cell office:value-type="float" office:value="204.9" table:style-name="ce1">
            <text:p>204.9</text:p>
          </table:table-cell>
          <table:table-cell office:value-type="float" office:value="1.9450000000000001" table:style-name="ce1">
            <text:p>1.945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1048.5340000000001" table:style-name="ce1">
            <text:p>1048.534</text:p>
          </table:table-cell>
          <table:table-cell office:value-type="float" office:value="1109.825" table:style-name="ce1">
            <text:p>1109.825</text:p>
          </table:table-cell>
          <table:table-cell office:value-type="float" office:value="1235.271" table:style-name="ce1">
            <text:p>1235.271</text:p>
          </table:table-cell>
          <table:table-cell office:value-type="float" office:value="2.8650000000000002" table:style-name="ce1">
            <text:p>2.865</text:p>
          </table:table-cell>
          <table:table-cell office:value-type="float" office:value="3.181" table:style-name="ce1">
            <text:p>3.181</text:p>
          </table:table-cell>
          <table:table-cell office:value-type="float" office:value="1.91" table:style-name="ce1">
            <text:p>1.91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0.90100000000000002" table:style-name="ce1">
            <text:p>0.901</text:p>
          </table:table-cell>
          <table:table-cell office:value-type="float" office:value="0.66744869585420097" table:style-name="ce1">
            <text:p>0.66744869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4L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float" office:value="7580" table:style-name="ce1">
            <text:p>7580</text:p>
          </table:table-cell>
          <table:table-cell office:value-type="float" office:value="15432" table:style-name="ce1">
            <text:p>15432</text:p>
          </table:table-cell>
          <table:table-cell office:value-type="float" office:value="54.69" table:style-name="ce1">
            <text:p>54.6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7.8100000000000003E-2" table:style-name="ce1">
            <text:p>0.0781</text:p>
          </table:table-cell>
          <table:table-cell office:value-type="float" office:value="117.5" table:style-name="ce1">
            <text:p>117.5</text:p>
          </table:table-cell>
          <table:table-cell office:value-type="float" office:value="240.1" table:style-name="ce1">
            <text:p>240.1</text:p>
          </table:table-cell>
          <table:table-cell office:value-type="float" office:value="1.9330000000000001" table:style-name="ce1">
            <text:p>1.933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1007.741" table:style-name="ce1">
            <text:p>1007.741</text:p>
          </table:table-cell>
          <table:table-cell office:value-type="float" office:value="1091.4649999999999" table:style-name="ce1">
            <text:p>1091.465</text:p>
          </table:table-cell>
          <table:table-cell office:value-type="float" office:value="1103.0039999999999" table:style-name="ce1">
            <text:p>1103.004</text:p>
          </table:table-cell>
          <table:table-cell office:value-type="float" office:value="2.7069999999999999" table:style-name="ce1">
            <text:p>2.707</text:p>
          </table:table-cell>
          <table:table-cell office:value-type="float" office:value="3.181" table:style-name="ce1">
            <text:p>3.181</text:p>
          </table:table-cell>
          <table:table-cell office:value-type="float" office:value="1.857" table:style-name="ce1">
            <text:p>1.857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0.85099999999999998" table:style-name="ce1">
            <text:p>0.851</text:p>
          </table:table-cell>
          <table:table-cell office:value-type="float" office:value="0.66505570706662998" table:style-name="ce1">
            <text:p>0.66505570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4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float" office:value="6887" table:style-name="ce1">
            <text:p>6887</text:p>
          </table:table-cell>
          <table:table-cell office:value-type="float" office:value="13689" table:style-name="ce1">
            <text:p>13689</text:p>
          </table:table-cell>
          <table:table-cell office:value-type="float" office:value="44.76" table:style-name="ce1">
            <text:p>44.76</text:p>
          </table:table-cell>
          <table:table-cell office:value-type="float" office:value="13.67" table:style-name="ce1">
            <text:p>13.67</text:p>
          </table:table-cell>
          <table:table-cell office:value-type="float" office:value="7.8299999999999995E-2" table:style-name="ce1">
            <text:p>0.0783</text:p>
          </table:table-cell>
          <table:table-cell office:value-type="float" office:value="85" table:style-name="ce1">
            <text:p>85</text:p>
          </table:table-cell>
          <table:table-cell office:value-type="float" office:value="168.7" table:style-name="ce1">
            <text:p>168.7</text:p>
          </table:table-cell>
          <table:table-cell office:value-type="float" office:value="1.92" table:style-name="ce1">
            <text:p>1.92</text:p>
          </table:table-cell>
          <table:table-cell office:value-type="float" office:value="0.19" table:style-name="ce1">
            <text:p>0.19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5.5E-2" table:style-name="ce1">
            <text:p>0.055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977.57500000000005" table:style-name="ce1">
            <text:p>977.575</text:p>
          </table:table-cell>
          <table:table-cell office:value-type="float" office:value="1104.597" table:style-name="ce1">
            <text:p>1104.597</text:p>
          </table:table-cell>
          <table:table-cell office:value-type="float" office:value="1075.509" table:style-name="ce1">
            <text:p>1075.509</text:p>
          </table:table-cell>
          <table:table-cell office:value-type="float" office:value="2.6760000000000002" table:style-name="ce1">
            <text:p>2.676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460000000000001" table:style-name="ce1">
            <text:p>1.846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67747268040245301" table:style-name="ce1">
            <text:p>0.6774726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5L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float" office:value="7261" table:style-name="ce1">
            <text:p>7261</text:p>
          </table:table-cell>
          <table:table-cell office:value-type="float" office:value="14373" table:style-name="ce1">
            <text:p>14373</text:p>
          </table:table-cell>
          <table:table-cell office:value-type="float" office:value="47.09" table:style-name="ce1">
            <text:p>47.09</text:p>
          </table:table-cell>
          <table:table-cell office:value-type="float" office:value="14.38" table:style-name="ce1">
            <text:p>14.38</text:p>
          </table:table-cell>
          <table:table-cell office:value-type="float" office:value="7.17E-2" table:style-name="ce1">
            <text:p>0.0717</text:p>
          </table:table-cell>
          <table:table-cell office:value-type="float" office:value="103" table:style-name="ce1">
            <text:p>103</text:p>
          </table:table-cell>
          <table:table-cell office:value-type="float" office:value="204.4" table:style-name="ce1">
            <text:p>204.4</text:p>
          </table:table-cell>
          <table:table-cell office:value-type="float" office:value="1.919" table:style-name="ce1">
            <text:p>1.919</text:p>
          </table:table-cell>
          <table:table-cell office:value-type="float" office:value="0.191" table:style-name="ce1">
            <text:p>0.191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959.15499999999997" table:style-name="ce1">
            <text:p>959.155</text:p>
          </table:table-cell>
          <table:table-cell office:value-type="float" office:value="1105.9349999999999" table:style-name="ce1">
            <text:p>1105.935</text:p>
          </table:table-cell>
          <table:table-cell office:value-type="float" office:value="1021.899" table:style-name="ce1">
            <text:p>1021.899</text:p>
          </table:table-cell>
          <table:table-cell office:value-type="float" office:value="2.5779999999999998" table:style-name="ce1">
            <text:p>2.578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0.78700000000000003" table:style-name="ce1">
            <text:p>0.787</text:p>
          </table:table-cell>
          <table:table-cell office:value-type="float" office:value="0.645999671272524" table:style-name="ce1">
            <text:p>0.64599967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5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8680000000000001" table:style-name="ce1">
            <text:p>1.868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8599999999999997" table:style-name="ce1">
            <text:p>0.58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0.06" table:style-name="ce1">
            <text:p>0.06</text:p>
          </table:table-cell>
          <table:table-cell table:number-columns-repeated="10" table:style-name="ce1"/>
          <table:table-cell office:value-type="float" office:value="0.71120681500164395" table:style-name="ce1">
            <text:p>0.71120681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7L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office:value-type="float" office:value="9415" table:style-name="ce1">
            <text:p>9415</text:p>
          </table:table-cell>
          <table:table-cell office:value-type="float" office:value="18874" table:style-name="ce1">
            <text:p>18874</text:p>
          </table:table-cell>
          <table:table-cell office:value-type="float" office:value="66.959999999999994" table:style-name="ce1">
            <text:p>66.96</text:p>
          </table:table-cell>
          <table:table-cell office:value-type="float" office:value="20.74" table:style-name="ce1">
            <text:p>20.74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117" table:style-name="ce1">
            <text:p>117</text:p>
          </table:table-cell>
          <table:table-cell office:value-type="float" office:value="235.6" table:style-name="ce1">
            <text:p>235.6</text:p>
          </table:table-cell>
          <table:table-cell office:value-type="float" office:value="1.998" table:style-name="ce1">
            <text:p>1.998</text:p>
          </table:table-cell>
          <table:table-cell office:value-type="float" office:value="0.214" table:style-name="ce1">
            <text:p>0.214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1095.5250000000001" table:style-name="ce1">
            <text:p>1095.525</text:p>
          </table:table-cell>
          <table:table-cell office:value-type="float" office:value="1122.4259999999999" table:style-name="ce1">
            <text:p>1122.426</text:p>
          </table:table-cell>
          <table:table-cell office:value-type="float" office:value="1361.1959999999999" table:style-name="ce1">
            <text:p>1361.196</text:p>
          </table:table-cell>
          <table:table-cell office:value-type="float" office:value="3.0579999999999998" table:style-name="ce1">
            <text:p>3.058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730000000000001" table:style-name="ce1">
            <text:p>1.973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68501687997641303" table:style-name="ce1">
            <text:p>0.6850168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7R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office:value-type="float" office:value="7749" table:style-name="ce1">
            <text:p>7749</text:p>
          </table:table-cell>
          <table:table-cell office:value-type="float" office:value="15561" table:style-name="ce1">
            <text:p>15561</text:p>
          </table:table-cell>
          <table:table-cell office:value-type="float" office:value="43.18" table:style-name="ce1">
            <text:p>43.18</text:p>
          </table:table-cell>
          <table:table-cell office:value-type="float" office:value="13.38" table:style-name="ce1">
            <text:p>13.38</text:p>
          </table:table-cell>
          <table:table-cell office:value-type="float" office:value="8.4599999999999995E-2" table:style-name="ce1">
            <text:p>0.0846</text:p>
          </table:table-cell>
          <table:table-cell office:value-type="float" office:value="91" table:style-name="ce1">
            <text:p>91</text:p>
          </table:table-cell>
          <table:table-cell office:value-type="float" office:value="183.2" table:style-name="ce1">
            <text:p>183.2</text:p>
          </table:table-cell>
          <table:table-cell office:value-type="float" office:value="1.9890000000000001" table:style-name="ce1">
            <text:p>1.989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36" table:style-name="ce1">
            <text:p>0.3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1082.1410000000001" table:style-name="ce1">
            <text:p>1082.141</text:p>
          </table:table-cell>
          <table:table-cell office:value-type="float" office:value="1122.9570000000001" table:style-name="ce1">
            <text:p>1122.957</text:p>
          </table:table-cell>
          <table:table-cell office:value-type="float" office:value="1321.2449999999999" table:style-name="ce1">
            <text:p>1321.245</text:p>
          </table:table-cell>
          <table:table-cell office:value-type="float" office:value="2.9860000000000002" table:style-name="ce1">
            <text:p>2.986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5" table:style-name="ce1">
            <text:p>1.95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73812294081787999" table:style-name="ce1">
            <text:p>0.73812294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8R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float" office:value="8979" table:style-name="ce1">
            <text:p>8979</text:p>
          </table:table-cell>
          <table:table-cell office:value-type="float" office:value="18088" table:style-name="ce1">
            <text:p>18088</text:p>
          </table:table-cell>
          <table:table-cell office:value-type="float" office:value="74.08" table:style-name="ce1">
            <text:p>74.08</text:p>
          </table:table-cell>
          <table:table-cell office:value-type="float" office:value="22.95" table:style-name="ce1">
            <text:p>22.95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144.5" table:style-name="ce1">
            <text:p>144.5</text:p>
          </table:table-cell>
          <table:table-cell office:value-type="float" office:value="291" table:style-name="ce1">
            <text:p>291</text:p>
          </table:table-cell>
          <table:table-cell office:value-type="float" office:value="1.93" table:style-name="ce1">
            <text:p>1.93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33" table:style-name="ce1">
            <text:p>0.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6" table:style-name="ce1">
            <text:p>0.36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93799999999999994" table:style-name="ce1">
            <text:p>0.938</text:p>
          </table:table-cell>
          <table:table-cell office:value-type="float" office:value="1037.521" table:style-name="ce1">
            <text:p>1037.521</text:p>
          </table:table-cell>
          <table:table-cell office:value-type="float" office:value="1089.386" table:style-name="ce1">
            <text:p>1089.386</text:p>
          </table:table-cell>
          <table:table-cell office:value-type="float" office:value="1208.53" table:style-name="ce1">
            <text:p>1208.53</text:p>
          </table:table-cell>
          <table:table-cell office:value-type="float" office:value="2.9689999999999999" table:style-name="ce1">
            <text:p>2.969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44" table:style-name="ce1">
            <text:p>1.944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3799999999999994" table:style-name="ce1">
            <text:p>0.938</text:p>
          </table:table-cell>
          <table:table-cell office:value-type="float" office:value="0.92" table:style-name="ce1">
            <text:p>0.92</text:p>
          </table:table-cell>
          <table:table-cell office:value-type="float" office:value="0.64400666180392396" table:style-name="ce1">
            <text:p>0.64400666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9L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</text:p>
          </table:table-cell>
          <table:table-cell office:value-type="float" office:value="8917" table:style-name="ce1">
            <text:p>8917</text:p>
          </table:table-cell>
          <table:table-cell office:value-type="float" office:value="17665" table:style-name="ce1">
            <text:p>17665</text:p>
          </table:table-cell>
          <table:table-cell office:value-type="float" office:value="51.45" table:style-name="ce1">
            <text:p>51.45</text:p>
          </table:table-cell>
          <table:table-cell office:value-type="float" office:value="15.71" table:style-name="ce1">
            <text:p>15.71</text:p>
          </table:table-cell>
          <table:table-cell office:value-type="float" office:value="9.1800000000000007E-2" table:style-name="ce1">
            <text:p>0.0918</text:p>
          </table:table-cell>
          <table:table-cell office:value-type="float" office:value="83.4" table:style-name="ce1">
            <text:p>83.4</text:p>
          </table:table-cell>
          <table:table-cell office:value-type="float" office:value="165.5" table:style-name="ce1">
            <text:p>165.5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0.217" table:style-name="ce1">
            <text:p>0.217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6" table:style-name="ce1">
            <text:p>0.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1137.914" table:style-name="ce1">
            <text:p>1137.914</text:p>
          </table:table-cell>
          <table:table-cell office:value-type="float" office:value="1162.566" table:style-name="ce1">
            <text:p>1162.566</text:p>
          </table:table-cell>
          <table:table-cell office:value-type="float" office:value="1429.029" table:style-name="ce1">
            <text:p>1429.029</text:p>
          </table:table-cell>
          <table:table-cell office:value-type="float" office:value="3.1459999999999999" table:style-name="ce1">
            <text:p>3.146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2.0009999999999999" table:style-name="ce1">
            <text:p>2.001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67410565101022202" table:style-name="ce1">
            <text:p>0.67410565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399R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</text:p>
          </table:table-cell>
          <table:table-cell office:value-type="float" office:value="9070" table:style-name="ce1">
            <text:p>9070</text:p>
          </table:table-cell>
          <table:table-cell office:value-type="float" office:value="17810" table:style-name="ce1">
            <text:p>17810</text:p>
          </table:table-cell>
          <table:table-cell office:value-type="float" office:value="47.14" table:style-name="ce1">
            <text:p>47.14</text:p>
          </table:table-cell>
          <table:table-cell office:value-type="float" office:value="14.4" table:style-name="ce1">
            <text:p>14.4</text:p>
          </table:table-cell>
          <table:table-cell office:value-type="float" office:value="9.0800000000000006E-2" table:style-name="ce1">
            <text:p>0.0908</text:p>
          </table:table-cell>
          <table:table-cell office:value-type="float" office:value="77.7" table:style-name="ce1">
            <text:p>77.7</text:p>
          </table:table-cell>
          <table:table-cell office:value-type="float" office:value="154.19999999999999" table:style-name="ce1">
            <text:p>154.2</text:p>
          </table:table-cell>
          <table:table-cell office:value-type="float" office:value="1.9830000000000001" table:style-name="ce1">
            <text:p>1.983</text:p>
          </table:table-cell>
          <table:table-cell office:value-type="float" office:value="0.222" table:style-name="ce1">
            <text:p>0.222</text:p>
          </table:table-cell>
          <table:table-cell office:value-type="float" office:value="0.376" table:style-name="ce1">
            <text:p>0.37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1117.414" table:style-name="ce1">
            <text:p>1117.414</text:p>
          </table:table-cell>
          <table:table-cell office:value-type="float" office:value="1148.673" table:style-name="ce1">
            <text:p>1148.673</text:p>
          </table:table-cell>
          <table:table-cell office:value-type="float" office:value="1406.9059999999999" table:style-name="ce1">
            <text:p>1406.906</text:p>
          </table:table-cell>
          <table:table-cell office:value-type="float" office:value="3.11" table:style-name="ce1">
            <text:p>3.11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9" table:style-name="ce1">
            <text:p>1.99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5" table:style-name="ce1">
            <text:p>0.95</text:p>
          </table:table-cell>
          <table:table-cell office:value-type="float" office:value="0.72026458674589" table:style-name="ce1">
            <text:p>0.72026458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0L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float" office:value="7892" table:style-name="ce1">
            <text:p>7892</text:p>
          </table:table-cell>
          <table:table-cell office:value-type="float" office:value="15531" table:style-name="ce1">
            <text:p>15531</text:p>
          </table:table-cell>
          <table:table-cell office:value-type="float" office:value="65.3" table:style-name="ce1">
            <text:p>65.3</text:p>
          </table:table-cell>
          <table:table-cell office:value-type="float" office:value="19.66" table:style-name="ce1">
            <text:p>19.66</text:p>
          </table:table-cell>
          <table:table-cell office:value-type="float" office:value="0.10340000000000001" table:style-name="ce1">
            <text:p>0.1034</text:p>
          </table:table-cell>
          <table:table-cell office:value-type="float" office:value="102.2" table:style-name="ce1">
            <text:p>102.2</text:p>
          </table:table-cell>
          <table:table-cell office:value-type="float" office:value="199.9" table:style-name="ce1">
            <text:p>199.9</text:p>
          </table:table-cell>
          <table:table-cell office:value-type="float" office:value="1.944" table:style-name="ce1">
            <text:p>1.944</text:p>
          </table:table-cell>
          <table:table-cell office:value-type="float" office:value="0.2" table:style-name="ce1">
            <text:p>0.2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6.3E-2" table:style-name="ce1">
            <text:p>0.06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1029.941" table:style-name="ce1">
            <text:p>1029.941</text:p>
          </table:table-cell>
          <table:table-cell office:value-type="float" office:value="1096.0640000000001" table:style-name="ce1">
            <text:p>1096.064</text:p>
          </table:table-cell>
          <table:table-cell office:value-type="float" office:value="1176.952" table:style-name="ce1">
            <text:p>1176.952</text:p>
          </table:table-cell>
          <table:table-cell office:value-type="float" office:value="2.8879999999999999" table:style-name="ce1">
            <text:p>2.888</text:p>
          </table:table-cell>
          <table:table-cell office:value-type="float" office:value="3.181" table:style-name="ce1">
            <text:p>3.181</text:p>
          </table:table-cell>
          <table:table-cell office:value-type="float" office:value="1.9179999999999999" table:style-name="ce1">
            <text:p>1.918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0800000000000003" table:style-name="ce1">
            <text:p>0.908</text:p>
          </table:table-cell>
          <table:table-cell office:value-type="float" office:value="0.54030703423988202" table:style-name="ce1">
            <text:p>0.54030703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0R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9750000000000001" table:style-name="ce1">
            <text:p>1.975</text:p>
          </table:table-cell>
          <table:table-cell office:value-type="float" office:value="0.18" table:style-name="ce1">
            <text:p>0.18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990.99199999999996" table:style-name="ce1">
            <text:p>990.992</text:p>
          </table:table-cell>
          <table:table-cell office:value-type="float" office:value="1093.0260000000001" table:style-name="ce1">
            <text:p>1093.026</text:p>
          </table:table-cell>
          <table:table-cell office:value-type="float" office:value="1166.7190000000001" table:style-name="ce1">
            <text:p>1166.719</text:p>
          </table:table-cell>
          <table:table-cell office:value-type="float" office:value="2.875" table:style-name="ce1">
            <text:p>2.875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13" table:style-name="ce1">
            <text:p>1.913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62542647517415495" table:style-name="ce1">
            <text:p>0.62542647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1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float" office:value="6135" table:style-name="ce1">
            <text:p>6135</text:p>
          </table:table-cell>
          <table:table-cell office:value-type="float" office:value="12493" table:style-name="ce1">
            <text:p>12493</text:p>
          </table:table-cell>
          <table:table-cell office:value-type="float" office:value="28.86" table:style-name="ce1">
            <text:p>28.86</text:p>
          </table:table-cell>
          <table:table-cell office:value-type="float" office:value="9.07" table:style-name="ce1">
            <text:p>9.07</text:p>
          </table:table-cell>
          <table:table-cell office:value-type="float" office:value="6.2199999999999998E-2" table:style-name="ce1">
            <text:p>0.0622</text:p>
          </table:table-cell>
          <table:table-cell office:value-type="float" office:value="84.5" table:style-name="ce1">
            <text:p>84.5</text:p>
          </table:table-cell>
          <table:table-cell office:value-type="float" office:value="172.6" table:style-name="ce1">
            <text:p>172.6</text:p>
          </table:table-cell>
          <table:table-cell office:value-type="float" office:value="1.9770000000000001" table:style-name="ce1">
            <text:p>1.977</text:p>
          </table:table-cell>
          <table:table-cell office:value-type="float" office:value="0.188" table:style-name="ce1">
            <text:p>0.188</text:p>
          </table:table-cell>
          <table:table-cell office:value-type="float" office:value="0.316" table:style-name="ce1">
            <text:p>0.316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35" table:style-name="ce1">
            <text:p>0.35</text:p>
          </table:table-cell>
          <table:table-cell office:value-type="float" office:value="6.2E-2" table:style-name="ce1">
            <text:p>0.062</text:p>
          </table:table-cell>
          <table:table-cell office:value-type="float" office:value="0.90700000000000003" table:style-name="ce1">
            <text:p>0.907</text:p>
          </table:table-cell>
          <table:table-cell office:value-type="float" office:value="1005.428" table:style-name="ce1">
            <text:p>1005.428</text:p>
          </table:table-cell>
          <table:table-cell office:value-type="float" office:value="1103.566" table:style-name="ce1">
            <text:p>1103.566</text:p>
          </table:table-cell>
          <table:table-cell office:value-type="float" office:value="1110.652" table:style-name="ce1">
            <text:p>1110.652</text:p>
          </table:table-cell>
          <table:table-cell office:value-type="float" office:value="2.137" table:style-name="ce1">
            <text:p>2.137</text:p>
          </table:table-cell>
          <table:table-cell office:value-type="float" office:value="3.181" table:style-name="ce1">
            <text:p>3.181</text:p>
          </table:table-cell>
          <table:table-cell office:value-type="float" office:value="1.65" table:style-name="ce1">
            <text:p>1.65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0700000000000003" table:style-name="ce1">
            <text:p>0.907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0.66560378349580596" table:style-name="ce1">
            <text:p>0.66560378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1R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float" office:value="6341" table:style-name="ce1">
            <text:p>6341</text:p>
          </table:table-cell>
          <table:table-cell office:value-type="float" office:value="12629" table:style-name="ce1">
            <text:p>12629</text:p>
          </table:table-cell>
          <table:table-cell office:value-type="float" office:value="27" table:style-name="ce1">
            <text:p>27</text:p>
          </table:table-cell>
          <table:table-cell office:value-type="float" office:value="8.24" table:style-name="ce1">
            <text:p>8.24</text:p>
          </table:table-cell>
          <table:table-cell office:value-type="float" office:value="7.17E-2" table:style-name="ce1">
            <text:p>0.0717</text:p>
          </table:table-cell>
          <table:table-cell office:value-type="float" office:value="59.7" table:style-name="ce1">
            <text:p>59.7</text:p>
          </table:table-cell>
          <table:table-cell office:value-type="float" office:value="118.5" table:style-name="ce1">
            <text:p>118.5</text:p>
          </table:table-cell>
          <table:table-cell office:value-type="float" office:value="1.952" table:style-name="ce1">
            <text:p>1.952</text:p>
          </table:table-cell>
          <table:table-cell office:value-type="float" office:value="0.182" table:style-name="ce1">
            <text:p>0.182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0.57699999999999996" table:style-name="ce1">
            <text:p>0.577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94099999999999995" table:style-name="ce1">
            <text:p>0.941</text:p>
          </table:table-cell>
          <table:table-cell office:value-type="float" office:value="1041.002" table:style-name="ce1">
            <text:p>1041.002</text:p>
          </table:table-cell>
          <table:table-cell office:value-type="float" office:value="1110.472" table:style-name="ce1">
            <text:p>1110.472</text:p>
          </table:table-cell>
          <table:table-cell office:value-type="float" office:value="1276.2429999999999" table:style-name="ce1">
            <text:p>1276.243</text:p>
          </table:table-cell>
          <table:table-cell office:value-type="float" office:value="2.9510000000000001" table:style-name="ce1">
            <text:p>2.951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379999999999999" table:style-name="ce1">
            <text:p>1.938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4099999999999995" table:style-name="ce1">
            <text:p>0.941</text:p>
          </table:table-cell>
          <table:table-cell office:value-type="float" office:value="0.90100000000000002" table:style-name="ce1">
            <text:p>0.901</text:p>
          </table:table-cell>
          <table:table-cell office:value-type="float" office:value="0.64651050649071395" table:style-name="ce1">
            <text:p>0.64651050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2L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853" table:style-name="ce1">
            <text:p>1.853</text:p>
          </table:table-cell>
          <table:table-cell office:value-type="float" office:value="0.157" table:style-name="ce1">
            <text:p>0.157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8.4000000000000005E-2" table:style-name="ce1">
            <text:p>0.084</text:p>
          </table:table-cell>
          <table:table-cell table:number-columns-repeated="10" table:style-name="ce1"/>
          <table:table-cell office:value-type="float" office:value="0.65723473444196201" table:style-name="ce1">
            <text:p>0.65723473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2R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office:value-type="float" office:value="8104" table:style-name="ce1">
            <text:p>8104</text:p>
          </table:table-cell>
          <table:table-cell office:value-type="float" office:value="16107" table:style-name="ce1">
            <text:p>16107</text:p>
          </table:table-cell>
          <table:table-cell office:value-type="float" office:value="60.13" table:style-name="ce1">
            <text:p>60.13</text:p>
          </table:table-cell>
          <table:table-cell office:value-type="float" office:value="18.36" table:style-name="ce1">
            <text:p>18.36</text:p>
          </table:table-cell>
          <table:table-cell office:value-type="float" office:value="8.0399999999999999E-2" table:style-name="ce1">
            <text:p>0.0804</text:p>
          </table:table-cell>
          <table:table-cell office:value-type="float" office:value="119.7" table:style-name="ce1">
            <text:p>119.7</text:p>
          </table:table-cell>
          <table:table-cell office:value-type="float" office:value="237.6" table:style-name="ce1">
            <text:p>237.6</text:p>
          </table:table-cell>
          <table:table-cell office:value-type="float" office:value="1.909" table:style-name="ce1">
            <text:p>1.909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0.05" table:style-name="ce1">
            <text:p>0.05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1019.1559999999999" table:style-name="ce1">
            <text:p>1019.156</text:p>
          </table:table-cell>
          <table:table-cell office:value-type="float" office:value="1106.2809999999999" table:style-name="ce1">
            <text:p>1106.281</text:p>
          </table:table-cell>
          <table:table-cell office:value-type="float" office:value="1201.268" table:style-name="ce1">
            <text:p>1201.268</text:p>
          </table:table-cell>
          <table:table-cell office:value-type="float" office:value="2.883" table:style-name="ce1">
            <text:p>2.883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159999999999999" table:style-name="ce1">
            <text:p>1.916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0.88" table:style-name="ce1">
            <text:p>0.88</text:p>
          </table:table-cell>
          <table:table-cell office:value-type="float" office:value="0.63690633103697802" table:style-name="ce1">
            <text:p>0.63690633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3L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7782" table:style-name="ce1">
            <text:p>7782</text:p>
          </table:table-cell>
          <table:table-cell office:value-type="float" office:value="15467" table:style-name="ce1">
            <text:p>15467</text:p>
          </table:table-cell>
          <table:table-cell office:value-type="float" office:value="50.09" table:style-name="ce1">
            <text:p>50.09</text:p>
          </table:table-cell>
          <table:table-cell office:value-type="float" office:value="15.29" table:style-name="ce1">
            <text:p>15.29</text:p>
          </table:table-cell>
          <table:table-cell office:value-type="float" office:value="8.3599999999999994E-2" table:style-name="ce1">
            <text:p>0.0836</text:p>
          </table:table-cell>
          <table:table-cell office:value-type="float" office:value="90.7" table:style-name="ce1">
            <text:p>90.7</text:p>
          </table:table-cell>
          <table:table-cell office:value-type="float" office:value="180.1" table:style-name="ce1">
            <text:p>180.1</text:p>
          </table:table-cell>
          <table:table-cell office:value-type="float" office:value="1.978" table:style-name="ce1">
            <text:p>1.978</text:p>
          </table:table-cell>
          <table:table-cell office:value-type="float" office:value="0.217" table:style-name="ce1">
            <text:p>0.217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3.1E-2" table:style-name="ce1">
            <text:p>0.031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96699999999999997" table:style-name="ce1">
            <text:p>0.967</text:p>
          </table:table-cell>
          <table:table-cell office:value-type="float" office:value="1081.5229999999999" table:style-name="ce1">
            <text:p>1081.523</text:p>
          </table:table-cell>
          <table:table-cell office:value-type="float" office:value="1115.6949999999999" table:style-name="ce1">
            <text:p>1115.695</text:p>
          </table:table-cell>
          <table:table-cell office:value-type="float" office:value="1353.5340000000001" table:style-name="ce1">
            <text:p>1353.534</text:p>
          </table:table-cell>
          <table:table-cell office:value-type="float" office:value="3.1019999999999999" table:style-name="ce1">
            <text:p>3.102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870000000000001" table:style-name="ce1">
            <text:p>1.987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6699999999999997" table:style-name="ce1">
            <text:p>0.967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71171850039588802" table:style-name="ce1">
            <text:p>0.711718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3R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7091" table:style-name="ce1">
            <text:p>7091</text:p>
          </table:table-cell>
          <table:table-cell office:value-type="float" office:value="13894" table:style-name="ce1">
            <text:p>13894</text:p>
          </table:table-cell>
          <table:table-cell table:number-columns-repeated="5" table:style-name="ce1"/>
          <table:table-cell office:value-type="float" office:value="1.9910000000000001" table:style-name="ce1">
            <text:p>1.991</text:p>
          </table:table-cell>
          <table:table-cell office:value-type="float" office:value="0.214" table:style-name="ce1">
            <text:p>0.214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03" table:style-name="ce1">
            <text:p>0.03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95299999999999996" table:style-name="ce1">
            <text:p>0.953</text:p>
          </table:table-cell>
          <table:table-cell office:value-type="float" office:value="1075.847" table:style-name="ce1">
            <text:p>1075.847</text:p>
          </table:table-cell>
          <table:table-cell office:value-type="float" office:value="1130.2159999999999" table:style-name="ce1">
            <text:p>1130.216</text:p>
          </table:table-cell>
          <table:table-cell office:value-type="float" office:value="1369.3119999999999" table:style-name="ce1">
            <text:p>1369.312</text:p>
          </table:table-cell>
          <table:table-cell office:value-type="float" office:value="3.0579999999999998" table:style-name="ce1">
            <text:p>3.058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730000000000001" table:style-name="ce1">
            <text:p>1.973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5299999999999996" table:style-name="ce1">
            <text:p>0.953</text:p>
          </table:table-cell>
          <table:table-cell office:value-type="float" office:value="0.92100000000000004" table:style-name="ce1">
            <text:p>0.921</text:p>
          </table:table-cell>
          <table:table-cell office:value-type="float" office:value="0.71686811557113195" table:style-name="ce1">
            <text:p>0.71686811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4L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8898" table:style-name="ce1">
            <text:p>8898</text:p>
          </table:table-cell>
          <table:table-cell office:value-type="float" office:value="17636" table:style-name="ce1">
            <text:p>17636</text:p>
          </table:table-cell>
          <table:table-cell office:value-type="float" office:value="40.47" table:style-name="ce1">
            <text:p>40.47</text:p>
          </table:table-cell>
          <table:table-cell office:value-type="float" office:value="12.36" table:style-name="ce1">
            <text:p>12.36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99.9" table:style-name="ce1">
            <text:p>99.9</text:p>
          </table:table-cell>
          <table:table-cell office:value-type="float" office:value="198.2" table:style-name="ce1">
            <text:p>198.2</text:p>
          </table:table-cell>
          <table:table-cell office:value-type="float" office:value="2.0089999999999999" table:style-name="ce1">
            <text:p>2.009</text:p>
          </table:table-cell>
          <table:table-cell office:value-type="float" office:value="0.218" table:style-name="ce1">
            <text:p>0.218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0.03" table:style-name="ce1">
            <text:p>0.03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1104.7650000000001" table:style-name="ce1">
            <text:p>1104.765</text:p>
          </table:table-cell>
          <table:table-cell office:value-type="float" office:value="1138.1669999999999" table:style-name="ce1">
            <text:p>1138.167</text:p>
          </table:table-cell>
          <table:table-cell office:value-type="float" office:value="1373.296" table:style-name="ce1">
            <text:p>1373.296</text:p>
          </table:table-cell>
          <table:table-cell office:value-type="float" office:value="3.1019999999999999" table:style-name="ce1">
            <text:p>3.102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870000000000001" table:style-name="ce1">
            <text:p>1.987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70637966701326405" table:style-name="ce1">
            <text:p>0.70637966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4R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7597" table:style-name="ce1">
            <text:p>7597</text:p>
          </table:table-cell>
          <table:table-cell office:value-type="float" office:value="15152" table:style-name="ce1">
            <text:p>15152</text:p>
          </table:table-cell>
          <table:table-cell office:value-type="float" office:value="32.92" table:style-name="ce1">
            <text:p>32.92</text:p>
          </table:table-cell>
          <table:table-cell office:value-type="float" office:value="10.050000000000001" table:style-name="ce1">
            <text:p>10.05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98.7" table:style-name="ce1">
            <text:p>98.7</text:p>
          </table:table-cell>
          <table:table-cell office:value-type="float" office:value="196" table:style-name="ce1">
            <text:p>196</text:p>
          </table:table-cell>
          <table:table-cell office:value-type="float" office:value="1.954" table:style-name="ce1">
            <text:p>1.954</text:p>
          </table:table-cell>
          <table:table-cell office:value-type="float" office:value="0.184" table:style-name="ce1">
            <text:p>0.184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3.1E-2" table:style-name="ce1">
            <text:p>0.031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1050.653" table:style-name="ce1">
            <text:p>1050.653</text:p>
          </table:table-cell>
          <table:table-cell office:value-type="float" office:value="1105.7449999999999" table:style-name="ce1">
            <text:p>1105.745</text:p>
          </table:table-cell>
          <table:table-cell office:value-type="float" office:value="1288.7470000000001" table:style-name="ce1">
            <text:p>1288.747</text:p>
          </table:table-cell>
          <table:table-cell office:value-type="float" office:value="2.9990000000000001" table:style-name="ce1">
            <text:p>2.999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54" table:style-name="ce1">
            <text:p>1.954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0.91600000000000004" table:style-name="ce1">
            <text:p>0.916</text:p>
          </table:table-cell>
          <table:table-cell office:value-type="float" office:value="0.66227800436598405" table:style-name="ce1">
            <text:p>0.66227800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09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</text:p>
          </table:table-cell>
          <table:table-cell office:value-type="float" office:value="9330" table:style-name="ce1">
            <text:p>9330</text:p>
          </table:table-cell>
          <table:table-cell office:value-type="float" office:value="18517" table:style-name="ce1">
            <text:p>18517</text:p>
          </table:table-cell>
          <table:table-cell office:value-type="float" office:value="64.709999999999994" table:style-name="ce1">
            <text:p>64.71</text:p>
          </table:table-cell>
          <table:table-cell office:value-type="float" office:value="19.760000000000002" table:style-name="ce1">
            <text:p>19.76</text:p>
          </table:table-cell>
          <table:table-cell office:value-type="float" office:value="8.6199999999999999E-2" table:style-name="ce1">
            <text:p>0.0862</text:p>
          </table:table-cell>
          <table:table-cell office:value-type="float" office:value="132.1" table:style-name="ce1">
            <text:p>132.1</text:p>
          </table:table-cell>
          <table:table-cell office:value-type="float" office:value="262.2" table:style-name="ce1">
            <text:p>262.2</text:p>
          </table:table-cell>
          <table:table-cell office:value-type="float" office:value="1.9750000000000001" table:style-name="ce1">
            <text:p>1.975</text:p>
          </table:table-cell>
          <table:table-cell office:value-type="float" office:value="0.21" table:style-name="ce1">
            <text:p>0.21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91" table:style-name="ce1">
            <text:p>0.91</text:p>
          </table:table-cell>
          <table:table-cell office:value-type="float" office:value="1026.77" table:style-name="ce1">
            <text:p>1026.77</text:p>
          </table:table-cell>
          <table:table-cell office:value-type="float" office:value="1120.9459999999999" table:style-name="ce1">
            <text:p>1120.946</text:p>
          </table:table-cell>
          <table:table-cell office:value-type="float" office:value="1203.2829999999999" table:style-name="ce1">
            <text:p>1203.283</text:p>
          </table:table-cell>
          <table:table-cell office:value-type="float" office:value="2.7909999999999999" table:style-name="ce1">
            <text:p>2.791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85" table:style-name="ce1">
            <text:p>1.885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1" table:style-name="ce1">
            <text:p>0.91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72040744557236003" table:style-name="ce1">
            <text:p>0.72040744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15R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</text:p>
          </table:table-cell>
          <table:table-cell office:value-type="float" office:value="7697" table:style-name="ce1">
            <text:p>7697</text:p>
          </table:table-cell>
          <table:table-cell office:value-type="float" office:value="15163" table:style-name="ce1">
            <text:p>15163</text:p>
          </table:table-cell>
          <table:table-cell office:value-type="float" office:value="59.08" table:style-name="ce1">
            <text:p>59.08</text:p>
          </table:table-cell>
          <table:table-cell office:value-type="float" office:value="18.04" table:style-name="ce1">
            <text:p>18.04</text:p>
          </table:table-cell>
          <table:table-cell office:value-type="float" office:value="8.4599999999999995E-2" table:style-name="ce1">
            <text:p>0.0846</text:p>
          </table:table-cell>
          <table:table-cell office:value-type="float" office:value="109.7" table:style-name="ce1">
            <text:p>109.7</text:p>
          </table:table-cell>
          <table:table-cell office:value-type="float" office:value="217.6" table:style-name="ce1">
            <text:p>217.6</text:p>
          </table:table-cell>
          <table:table-cell office:value-type="float" office:value="1.978" table:style-name="ce1">
            <text:p>1.978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0.313" table:style-name="ce1">
            <text:p>0.313</text:p>
          </table:table-cell>
          <table:table-cell office:value-type="float" office:value="0.03" table:style-name="ce1">
            <text:p>0.03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1044.2529999999999" table:style-name="ce1">
            <text:p>1044.253</text:p>
          </table:table-cell>
          <table:table-cell office:value-type="float" office:value="1108.7809999999999" table:style-name="ce1">
            <text:p>1108.781</text:p>
          </table:table-cell>
          <table:table-cell office:value-type="float" office:value="1254.8430000000001" table:style-name="ce1">
            <text:p>1254.843</text:p>
          </table:table-cell>
          <table:table-cell office:value-type="float" office:value="2.9289999999999998" table:style-name="ce1">
            <text:p>2.929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31" table:style-name="ce1">
            <text:p>1.931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0.64835483922270598" table:style-name="ce1">
            <text:p>0.64835483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16R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office:value-type="float" office:value="7543" table:style-name="ce1">
            <text:p>7543</text:p>
          </table:table-cell>
          <table:table-cell office:value-type="float" office:value="15176" table:style-name="ce1">
            <text:p>15176</text:p>
          </table:table-cell>
          <table:table-cell office:value-type="float" office:value="45.28" table:style-name="ce1">
            <text:p>45.28</text:p>
          </table:table-cell>
          <table:table-cell office:value-type="float" office:value="14.03" table:style-name="ce1">
            <text:p>14.03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91.6" table:style-name="ce1">
            <text:p>91.6</text:p>
          </table:table-cell>
          <table:table-cell office:value-type="float" office:value="184.5" table:style-name="ce1">
            <text:p>184.5</text:p>
          </table:table-cell>
          <table:table-cell office:value-type="float" office:value="1.956" table:style-name="ce1">
            <text:p>1.956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0.04" table:style-name="ce1">
            <text:p>0.04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1043.5550000000001" table:style-name="ce1">
            <text:p>1043.555</text:p>
          </table:table-cell>
          <table:table-cell office:value-type="float" office:value="1129.799" table:style-name="ce1">
            <text:p>1129.799</text:p>
          </table:table-cell>
          <table:table-cell office:value-type="float" office:value="1212.9860000000001" table:style-name="ce1">
            <text:p>1212.986</text:p>
          </table:table-cell>
          <table:table-cell office:value-type="float" office:value="2.806" table:style-name="ce1">
            <text:p>2.806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89" table:style-name="ce1">
            <text:p>1.89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86899999999999999" table:style-name="ce1">
            <text:p>0.869</text:p>
          </table:table-cell>
          <table:table-cell office:value-type="float" office:value="0.68012415856392605" table:style-name="ce1">
            <text:p>0.68012415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19L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float" office:value="7143" table:style-name="ce1">
            <text:p>7143</text:p>
          </table:table-cell>
          <table:table-cell office:value-type="float" office:value="14142" table:style-name="ce1">
            <text:p>14142</text:p>
          </table:table-cell>
          <table:table-cell office:value-type="float" office:value="42.44" table:style-name="ce1">
            <text:p>42.44</text:p>
          </table:table-cell>
          <table:table-cell office:value-type="float" office:value="12.96" table:style-name="ce1">
            <text:p>12.96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112.8" table:style-name="ce1">
            <text:p>112.8</text:p>
          </table:table-cell>
          <table:table-cell office:value-type="float" office:value="223.9" table:style-name="ce1">
            <text:p>223.9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0.184" table:style-name="ce1">
            <text:p>0.184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0.08" table:style-name="ce1">
            <text:p>0.08</text:p>
          </table:table-cell>
          <table:table-cell office:value-type="float" office:value="0.88" table:style-name="ce1">
            <text:p>0.88</text:p>
          </table:table-cell>
          <table:table-cell office:value-type="float" office:value="1000.591" table:style-name="ce1">
            <text:p>1000.591</text:p>
          </table:table-cell>
          <table:table-cell office:value-type="float" office:value="1115.43" table:style-name="ce1">
            <text:p>1115.43</text:p>
          </table:table-cell>
          <table:table-cell office:value-type="float" office:value="1119.559" table:style-name="ce1">
            <text:p>1119.559</text:p>
          </table:table-cell>
          <table:table-cell office:value-type="float" office:value="2.7429999999999999" table:style-name="ce1">
            <text:p>2.743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69" table:style-name="ce1">
            <text:p>1.869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88" table:style-name="ce1">
            <text:p>0.88</text:p>
          </table:table-cell>
          <table:table-cell office:value-type="float" office:value="0.83799999999999997" table:style-name="ce1">
            <text:p>0.838</text:p>
          </table:table-cell>
          <table:table-cell office:value-type="float" office:value="0.64764302941542595" table:style-name="ce1">
            <text:p>0.64764302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19R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float" office:value="8407" table:style-name="ce1">
            <text:p>8407</text:p>
          </table:table-cell>
          <table:table-cell office:value-type="float" office:value="14209" table:style-name="ce1">
            <text:p>14209</text:p>
          </table:table-cell>
          <table:table-cell office:value-type="float" office:value="35.14" table:style-name="ce1">
            <text:p>35.14</text:p>
          </table:table-cell>
          <table:table-cell office:value-type="float" office:value="10.58" table:style-name="ce1">
            <text:p>10.58</text:p>
          </table:table-cell>
          <table:table-cell office:value-type="float" office:value="6.6100000000000006E-2" table:style-name="ce1">
            <text:p>0.0661</text:p>
          </table:table-cell>
          <table:table-cell office:value-type="float" office:value="100.3" table:style-name="ce1">
            <text:p>100.3</text:p>
          </table:table-cell>
          <table:table-cell office:value-type="float" office:value="196.2" table:style-name="ce1">
            <text:p>196.2</text:p>
          </table:table-cell>
          <table:table-cell office:value-type="float" office:value="1.9419999999999999" table:style-name="ce1">
            <text:p>1.942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.7E-2" table:style-name="ce1">
            <text:p>0.02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77300000000000002" table:style-name="ce1">
            <text:p>0.773</text:p>
          </table:table-cell>
          <table:table-cell office:value-type="float" office:value="869.74900000000002" table:style-name="ce1">
            <text:p>869.749</text:p>
          </table:table-cell>
          <table:table-cell office:value-type="float" office:value="1098.501" table:style-name="ce1">
            <text:p>1098.501</text:p>
          </table:table-cell>
          <table:table-cell office:value-type="float" office:value="875.57" table:style-name="ce1">
            <text:p>875.57</text:p>
          </table:table-cell>
          <table:table-cell office:value-type="float" office:value="2.2410000000000001" table:style-name="ce1">
            <text:p>2.241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6890000000000001" table:style-name="ce1">
            <text:p>1.689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77300000000000002" table:style-name="ce1">
            <text:p>0.773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0.61200795746686099" table:style-name="ce1">
            <text:p>0.61200795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20R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</text:p>
          </table:table-cell>
          <table:table-cell office:value-type="float" office:value="6636" table:style-name="ce1">
            <text:p>6636</text:p>
          </table:table-cell>
          <table:table-cell office:value-type="float" office:value="13142" table:style-name="ce1">
            <text:p>13142</text:p>
          </table:table-cell>
          <table:table-cell office:value-type="float" office:value="44.01" table:style-name="ce1">
            <text:p>44.01</text:p>
          </table:table-cell>
          <table:table-cell office:value-type="float" office:value="13.44" table:style-name="ce1">
            <text:p>13.44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114.4" table:style-name="ce1">
            <text:p>114.4</text:p>
          </table:table-cell>
          <table:table-cell office:value-type="float" office:value="227.1" table:style-name="ce1">
            <text:p>227.1</text:p>
          </table:table-cell>
          <table:table-cell office:value-type="float" office:value="1.82" table:style-name="ce1">
            <text:p>1.8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214" table:style-name="ce1">
            <text:p>0.214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5800000000000005" table:style-name="ce1">
            <text:p>0.558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0.09" table:style-name="ce1">
            <text:p>0.09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878.87300000000005" table:style-name="ce1">
            <text:p>878.873</text:p>
          </table:table-cell>
          <table:table-cell office:value-type="float" office:value="1093.0129999999999" table:style-name="ce1">
            <text:p>1093.013</text:p>
          </table:table-cell>
          <table:table-cell office:value-type="float" office:value="896.80799999999999" table:style-name="ce1">
            <text:p>896.808</text:p>
          </table:table-cell>
          <table:table-cell office:value-type="float" office:value="2.387" table:style-name="ce1">
            <text:p>2.387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7430000000000001" table:style-name="ce1">
            <text:p>1.743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0.60507021460406996" table:style-name="ce1">
            <text:p>0.60507021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21L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</text:p>
          </table:table-cell>
          <table:table-cell office:value-type="float" office:value="8580" table:style-name="ce1">
            <text:p>8580</text:p>
          </table:table-cell>
          <table:table-cell office:value-type="float" office:value="16736" table:style-name="ce1">
            <text:p>16736</text:p>
          </table:table-cell>
          <table:table-cell office:value-type="float" office:value="58.68" table:style-name="ce1">
            <text:p>58.68</text:p>
          </table:table-cell>
          <table:table-cell office:value-type="float" office:value="17.66" table:style-name="ce1">
            <text:p>17.66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133.6" table:style-name="ce1">
            <text:p>133.6</text:p>
          </table:table-cell>
          <table:table-cell office:value-type="float" office:value="261.5" table:style-name="ce1">
            <text:p>261.5</text:p>
          </table:table-cell>
          <table:table-cell office:value-type="float" office:value="1.996" table:style-name="ce1">
            <text:p>1.996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35" table:style-name="ce1">
            <text:p>0.35</text:p>
          </table:table-cell>
          <table:table-cell office:value-type="float" office:value="5.5E-2" table:style-name="ce1">
            <text:p>0.055</text:p>
          </table:table-cell>
          <table:table-cell office:value-type="float" office:value="0.96399999999999997" table:style-name="ce1">
            <text:p>0.964</text:p>
          </table:table-cell>
          <table:table-cell office:value-type="float" office:value="1091.694" table:style-name="ce1">
            <text:p>1091.694</text:p>
          </table:table-cell>
          <table:table-cell office:value-type="float" office:value="1128.3309999999999" table:style-name="ce1">
            <text:p>1128.331</text:p>
          </table:table-cell>
          <table:table-cell office:value-type="float" office:value="1398.271" table:style-name="ce1">
            <text:p>1398.271</text:p>
          </table:table-cell>
          <table:table-cell office:value-type="float" office:value="3.149" table:style-name="ce1">
            <text:p>3.149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6399999999999997" table:style-name="ce1">
            <text:p>0.964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0.68205454833774803" table:style-name="ce1">
            <text:p>0.68205454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33L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9950000000000001" table:style-name="ce1">
            <text:p>1.995</text:p>
          </table:table-cell>
          <table:table-cell office:value-type="float" office:value="0.192" table:style-name="ce1">
            <text:p>0.192</text:p>
          </table:table-cell>
          <table:table-cell office:value-type="float" office:value="0.316" table:style-name="ce1">
            <text:p>0.316</text:p>
          </table:table-cell>
          <table:table-cell office:value-type="float" office:value="2.7E-2" table:style-name="ce1">
            <text:p>0.027</text:p>
          </table:table-cell>
          <table:table-cell office:value-type="float" office:value="0.59" table:style-name="ce1">
            <text:p>0.59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91700000000000004" table:style-name="ce1">
            <text:p>0.917</text:p>
          </table:table-cell>
          <table:table-cell office:value-type="float" office:value="1044.2460000000001" table:style-name="ce1">
            <text:p>1044.246</text:p>
          </table:table-cell>
          <table:table-cell office:value-type="float" office:value="1123.6310000000001" table:style-name="ce1">
            <text:p>1123.631</text:p>
          </table:table-cell>
          <table:table-cell office:value-type="float" office:value="1260.673" table:style-name="ce1">
            <text:p>1260.673</text:p>
          </table:table-cell>
          <table:table-cell office:value-type="float" office:value="2.944" table:style-name="ce1">
            <text:p>2.944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359999999999999" table:style-name="ce1">
            <text:p>1.936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1700000000000004" table:style-name="ce1">
            <text:p>0.917</text:p>
          </table:table-cell>
          <table:table-cell office:value-type="float" office:value="0.88600000000000001" table:style-name="ce1">
            <text:p>0.886</text:p>
          </table:table-cell>
          <table:table-cell office:value-type="float" office:value="0.68014734375400698" table:style-name="ce1">
            <text:p>0.68014734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33R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</text:p>
          </table:table-cell>
          <table:table-cell office:value-type="float" office:value="7351" table:style-name="ce1">
            <text:p>7351</text:p>
          </table:table-cell>
          <table:table-cell office:value-type="float" office:value="14457" table:style-name="ce1">
            <text:p>14457</text:p>
          </table:table-cell>
          <table:table-cell office:value-type="float" office:value="32.81" table:style-name="ce1">
            <text:p>32.81</text:p>
          </table:table-cell>
          <table:table-cell office:value-type="float" office:value="9.8800000000000008" table:style-name="ce1">
            <text:p>9.88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90.7" table:style-name="ce1">
            <text:p>90.7</text:p>
          </table:table-cell>
          <table:table-cell office:value-type="float" office:value="177.5" table:style-name="ce1">
            <text:p>177.5</text:p>
          </table:table-cell>
          <table:table-cell office:value-type="float" office:value="1.9730000000000001" table:style-name="ce1">
            <text:p>1.973</text:p>
          </table:table-cell>
          <table:table-cell office:value-type="float" office:value="0.218" table:style-name="ce1">
            <text:p>0.218</text:p>
          </table:table-cell>
          <table:table-cell office:value-type="float" office:value="0.35" table:style-name="ce1">
            <text:p>0.3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1060.991" table:style-name="ce1">
            <text:p>1060.991</text:p>
          </table:table-cell>
          <table:table-cell office:value-type="float" office:value="1126.386" table:style-name="ce1">
            <text:p>1126.386</text:p>
          </table:table-cell>
          <table:table-cell office:value-type="float" office:value="1306.5219999999999" table:style-name="ce1">
            <text:p>1306.522</text:p>
          </table:table-cell>
          <table:table-cell office:value-type="float" office:value="2.9780000000000002" table:style-name="ce1">
            <text:p>2.978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470000000000001" table:style-name="ce1">
            <text:p>1.947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0.89700000000000002" table:style-name="ce1">
            <text:p>0.897</text:p>
          </table:table-cell>
          <table:table-cell office:value-type="float" office:value="0.67148957370681694" table:style-name="ce1">
            <text:p>0.67148957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437R</text:p>
          </table:table-cell>
          <table:table-cell table:number-columns-repeated="2" table:style-name="ce1"/>
          <table:table-cell office:value-type="float" office:value="6152" table:style-name="ce1">
            <text:p>6152</text:p>
          </table:table-cell>
          <table:table-cell office:value-type="float" office:value="11710" table:style-name="ce1">
            <text:p>11710</text:p>
          </table:table-cell>
          <table:table-cell office:value-type="float" office:value="25" table:style-name="ce1">
            <text:p>25</text:p>
          </table:table-cell>
          <table:table-cell office:value-type="float" office:value="7.53" table:style-name="ce1">
            <text:p>7.53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71.7" table:style-name="ce1">
            <text:p>71.7</text:p>
          </table:table-cell>
          <table:table-cell office:value-type="float" office:value="140.4" table:style-name="ce1">
            <text:p>140.4</text:p>
          </table:table-cell>
          <table:table-cell office:value-type="float" office:value="1.913" table:style-name="ce1">
            <text:p>1.913</text:p>
          </table:table-cell>
          <table:table-cell office:value-type="float" office:value="0.184" table:style-name="ce1">
            <text:p>0.184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04" table:style-name="ce1">
            <text:p>0.04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7.8E-2" table:style-name="ce1">
            <text:p>0.078</text:p>
          </table:table-cell>
          <table:table-cell office:value-type="float" office:value="0.70599999999999996" table:style-name="ce1">
            <text:p>0.706</text:p>
          </table:table-cell>
          <table:table-cell office:value-type="float" office:value="822.33299999999997" table:style-name="ce1">
            <text:p>822.333</text:p>
          </table:table-cell>
          <table:table-cell office:value-type="float" office:value="1113.4000000000001" table:style-name="ce1">
            <text:p>1113.4</text:p>
          </table:table-cell>
          <table:table-cell office:value-type="float" office:value="741.46100000000001" table:style-name="ce1">
            <text:p>741.461</text:p>
          </table:table-cell>
          <table:table-cell office:value-type="float" office:value="2.0329999999999999" table:style-name="ce1">
            <text:p>2.033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609" table:style-name="ce1">
            <text:p>1.609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70599999999999996" table:style-name="ce1">
            <text:p>0.706</text:p>
          </table:table-cell>
          <table:table-cell office:value-type="float" office:value="0.61199999999999999" table:style-name="ce1">
            <text:p>0.612</text:p>
          </table:table-cell>
          <table:table-cell office:value-type="float" office:value="0.66531745299226697" table:style-name="ce1">
            <text:p>0.665317453</text:p>
          </table:table-cell>
          <table:table-cell table:number-columns-repeated="1635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7784.3428571428567" table:formula="of:=AVERAGE([.D2:.D41])" table:style-name="ce2">
            <text:p>7784.34286</text:p>
          </table:table-cell>
          <table:table-cell office:value-type="float" office:value="15421.2" table:formula="of:=AVERAGE([.E2:.E41])" table:style-name="ce2">
            <text:p>15421.20000</text:p>
          </table:table-cell>
          <table:table-cell office:value-type="float" office:value="44.800294117647063" table:formula="of:=AVERAGE([.F2:.F41])" table:style-name="ce2">
            <text:p>44.80029</text:p>
          </table:table-cell>
          <table:table-cell office:value-type="float" office:value="13.74764705882353" table:formula="of:=AVERAGE([.G2:.G41])" table:style-name="ce2">
            <text:p>13.74765</text:p>
          </table:table-cell>
          <table:table-cell office:value-type="float" office:value="7.7602941176470597E-2" table:formula="of:=AVERAGE([.H2:.H41])" table:style-name="ce2">
            <text:p>0.07760</text:p>
          </table:table-cell>
          <table:table-cell office:value-type="float" office:value="97.723529411764687" table:formula="of:=AVERAGE([.I2:.I41])" table:style-name="ce2">
            <text:p>97.72353</text:p>
          </table:table-cell>
          <table:table-cell office:value-type="float" office:value="194.83823529411765" table:formula="of:=AVERAGE([.J2:.J41])" table:style-name="ce2">
            <text:p>194.83824</text:p>
          </table:table-cell>
          <table:table-cell office:value-type="float" office:value="1.9477249999999997" table:formula="of:=AVERAGE([.K2:.K41])" table:style-name="ce2">
            <text:p>1.94773</text:p>
          </table:table-cell>
          <table:table-cell office:value-type="float" office:value="0.1953" table:formula="of:=AVERAGE([.L2:.L41])" table:style-name="ce2">
            <text:p>0.19530</text:p>
          </table:table-cell>
          <table:table-cell office:value-type="float" office:value="0.32340000000000013" table:formula="of:=AVERAGE([.M2:.M41])" table:style-name="ce2">
            <text:p>0.32340</text:p>
          </table:table-cell>
          <table:table-cell office:value-type="float" office:value="3.3924999999999997E-2" table:formula="of:=AVERAGE([.N2:.N41])" table:style-name="ce2">
            <text:p>0.03393</text:p>
          </table:table-cell>
          <table:table-cell office:value-type="float" office:value="0.5845499999999999" table:formula="of:=AVERAGE([.O2:.O41])" table:style-name="ce2">
            <text:p>0.58455</text:p>
          </table:table-cell>
          <table:table-cell office:value-type="float" office:value="0.35332499999999994" table:formula="of:=AVERAGE([.P2:.P41])" table:style-name="ce2">
            <text:p>0.35333</text:p>
          </table:table-cell>
          <table:table-cell office:value-type="float" office:value="6.2125000000000007E-2" table:formula="of:=AVERAGE([.Q2:.Q41])" table:style-name="ce2">
            <text:p>0.06213</text:p>
          </table:table-cell>
          <table:table-cell office:value-type="float" office:value="0.91972972972972977" table:formula="of:=AVERAGE([.R2:.R41])" table:style-name="ce2">
            <text:p>0.91973</text:p>
          </table:table-cell>
          <table:table-cell office:value-type="float" office:value="1033.8101621621622" table:formula="of:=AVERAGE([.S2:.S41])" table:style-name="ce2">
            <text:p>1033.81016</text:p>
          </table:table-cell>
          <table:table-cell office:value-type="float" office:value="1114.5401081081079" table:formula="of:=AVERAGE([.T2:.T41])" table:style-name="ce2">
            <text:p>1114.54011</text:p>
          </table:table-cell>
          <table:table-cell office:value-type="float" office:value="1219.2959459459457" table:formula="of:=AVERAGE([.U2:.U41])" table:style-name="ce2">
            <text:p>1219.29595</text:p>
          </table:table-cell>
          <table:table-cell office:value-type="float" office:value="2.8586756756756757" table:formula="of:=AVERAGE([.V2:.V41])" table:style-name="ce2">
            <text:p>2.85868</text:p>
          </table:table-cell>
          <table:table-cell office:value-type="float" office:value="3.263567567567569" table:formula="of:=AVERAGE([.W2:.W41])" table:style-name="ce2">
            <text:p>3.26357</text:p>
          </table:table-cell>
          <table:table-cell table:number-columns-repeated="4" table:style-name="ce1"/>
          <table:table-cell office:value-type="float" office:value="0.66769254582202864" table:formula="of:=AVERAGE([.AB2:.AB41])" table:style-name="ce3">
            <text:p>0.667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83.692307692307693" table:formula="of:=AVERAGE([.B2:.B41])" table:style-name="ce4">
            <text:p>84</text:p>
          </table:table-cell>
          <table:table-cell table:style-name="ce1"/>
          <table:table-cell office:value-type="float" office:value="0" table:formula="of:=COM.MICROSOFT.SINGLE(COM.MICROSOFT.STDEV.S([.D2:.D41]))" table:style-name="ce2">
            <text:p>#NAME?</text:p>
          </table:table-cell>
          <table:table-cell office:value-type="float" office:value="0" table:formula="of:=COM.MICROSOFT.SINGLE(COM.MICROSOFT.STDEV.S([.E2:.E41]))" table:style-name="ce2">
            <text:p>#NAME?</text:p>
          </table:table-cell>
          <table:table-cell office:value-type="float" office:value="0" table:formula="of:=COM.MICROSOFT.SINGLE(COM.MICROSOFT.STDEV.S([.F2:.F41]))" table:style-name="ce2">
            <text:p>#NAME?</text:p>
          </table:table-cell>
          <table:table-cell office:value-type="float" office:value="0" table:formula="of:=COM.MICROSOFT.SINGLE(COM.MICROSOFT.STDEV.S([.G2:.G41]))" table:style-name="ce2">
            <text:p>#NAME?</text:p>
          </table:table-cell>
          <table:table-cell office:value-type="float" office:value="0" table:formula="of:=COM.MICROSOFT.SINGLE(COM.MICROSOFT.STDEV.S([.H2:.H41]))" table:style-name="ce2">
            <text:p>#NAME?</text:p>
          </table:table-cell>
          <table:table-cell office:value-type="float" office:value="0" table:formula="of:=COM.MICROSOFT.SINGLE(COM.MICROSOFT.STDEV.S([.I2:.I41]))" table:style-name="ce2">
            <text:p>#NAME?</text:p>
          </table:table-cell>
          <table:table-cell office:value-type="float" office:value="0" table:formula="of:=COM.MICROSOFT.SINGLE(COM.MICROSOFT.STDEV.S([.J2:.J41]))" table:style-name="ce2">
            <text:p>#NAME?</text:p>
          </table:table-cell>
          <table:table-cell office:value-type="float" office:value="0" table:formula="of:=COM.MICROSOFT.SINGLE(COM.MICROSOFT.STDEV.S([.K2:.K41]))" table:style-name="ce2">
            <text:p>#NAME?</text:p>
          </table:table-cell>
          <table:table-cell office:value-type="float" office:value="0" table:formula="of:=COM.MICROSOFT.SINGLE(COM.MICROSOFT.STDEV.S([.L2:.L41]))" table:style-name="ce2">
            <text:p>#NAME?</text:p>
          </table:table-cell>
          <table:table-cell office:value-type="float" office:value="0" table:formula="of:=COM.MICROSOFT.SINGLE(COM.MICROSOFT.STDEV.S([.M2:.M41]))" table:style-name="ce2">
            <text:p>#NAME?</text:p>
          </table:table-cell>
          <table:table-cell office:value-type="float" office:value="0" table:formula="of:=COM.MICROSOFT.SINGLE(COM.MICROSOFT.STDEV.S([.N2:.N41]))" table:style-name="ce2">
            <text:p>#NAME?</text:p>
          </table:table-cell>
          <table:table-cell office:value-type="float" office:value="0" table:formula="of:=COM.MICROSOFT.SINGLE(COM.MICROSOFT.STDEV.S([.O2:.O41]))" table:style-name="ce2">
            <text:p>#NAME?</text:p>
          </table:table-cell>
          <table:table-cell office:value-type="float" office:value="0" table:formula="of:=COM.MICROSOFT.SINGLE(COM.MICROSOFT.STDEV.S([.P2:.P41]))" table:style-name="ce2">
            <text:p>#NAME?</text:p>
          </table:table-cell>
          <table:table-cell office:value-type="float" office:value="0" table:formula="of:=COM.MICROSOFT.SINGLE(COM.MICROSOFT.STDEV.S([.Q2:.Q41]))" table:style-name="ce2">
            <text:p>#NAME?</text:p>
          </table:table-cell>
          <table:table-cell office:value-type="float" office:value="0" table:formula="of:=COM.MICROSOFT.SINGLE(COM.MICROSOFT.STDEV.S([.R2:.R41]))" table:style-name="ce2">
            <text:p>#NAME?</text:p>
          </table:table-cell>
          <table:table-cell office:value-type="float" office:value="0" table:formula="of:=COM.MICROSOFT.SINGLE(COM.MICROSOFT.STDEV.S([.S2:.S41]))" table:style-name="ce2">
            <text:p>#NAME?</text:p>
          </table:table-cell>
          <table:table-cell office:value-type="float" office:value="0" table:formula="of:=COM.MICROSOFT.SINGLE(COM.MICROSOFT.STDEV.S([.T2:.T41]))" table:style-name="ce2">
            <text:p>#NAME?</text:p>
          </table:table-cell>
          <table:table-cell office:value-type="float" office:value="0" table:formula="of:=COM.MICROSOFT.SINGLE(COM.MICROSOFT.STDEV.S([.U2:.U41]))" table:style-name="ce2">
            <text:p>#NAME?</text:p>
          </table:table-cell>
          <table:table-cell office:value-type="float" office:value="0" table:formula="of:=COM.MICROSOFT.SINGLE(COM.MICROSOFT.STDEV.S([.V2:.V41]))" table:style-name="ce2">
            <text:p>#NAME?</text:p>
          </table:table-cell>
          <table:table-cell office:value-type="float" office:value="0" table:formula="of:=COM.MICROSOFT.SINGLE(COM.MICROSOFT.STDEV.S([.W2:.W41]))" table:style-name="ce2">
            <text:p>#NAME?</text:p>
          </table:table-cell>
          <table:table-cell table:number-columns-repeated="4" table:style-name="ce1"/>
          <table:table-cell office:value-type="float" office:value="3.8732847015191016E-2" table:formula="of:=STDEV([.AB2:.AB41])" table:style-name="ce3">
            <text:p>0.038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in</text:p>
          </table:table-cell>
          <table:table-cell office:value-type="float" office:value="64" table:formula="of:=MIN([.B2:.B41])" table:style-name="ce1">
            <text:p>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96" table:formula="of:=MAX([.B2:.B41])" table:style-name="ce1">
            <text:p>96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28 samples from 17 females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11 samples from 7 mal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dian</text:p>
          </table:table-cell>
          <table:table-cell office:value-type="float" office:value="87" table:formula="of:=MEDIAN([.B2:.B41])" table:style-name="ce1">
            <text:p>87</text:p>
          </table:table-cell>
          <table:table-cell table:number-columns-repeated="16382" table:style-name="ce1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5" number:min-decimal-places="5" number:min-integer-digits="1"/>
    </number:number-style>
    <number:number-style style:name="N37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Stefan Bracher</dc:creator>
    <dc:date>2022-08-19T09:41:03Z</dc:date>
    <meta:editing-cycles>1</meta:editing-cycles>
    <meta:editing-duration>PT0S</meta:editing-duration>
  </office:meta>
</office:document-meta>
</file>